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" style:family="paragraph" style:parent-style-name="Standard" style:master-pag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kres świąteczny wprawdzie już się skończył, lecz i fik o którym piszę również ukazał się z małym opóźnieniem, bo tuż przed sylwestrem. Na szczęście nijak to nie umniejsza odbiorowi tego tekstu, a pozwala wręcz nieco się zadumać nad pewnymi sprawami. </text:p>
      <text:p text:style-name="P1"/>
      <text:p text:style-name="P1">Oto poznajemy naszą bohaterkę w dniu Wigilii Serdeczności. Dzień, który przez mieszkańców Cloudsdale uznawany jest za jeden z tych specjalnych dni w roku, gdzie nadzieja i miłość stają na pierwszym miejscu, a wszelkie waśnie odchodzą w niepamięć. Lecz nie w domu naszej bohaterki. Dla niej ta atmosfera wydaje się obca, wydaje się być gdzieś na uboczu, za oknem, nie w jej czterech ścianach, nie w jej rodzinie. Pegaz w myślach stwierdza, że już jej to nie rusza, że to nic dla niej nie znaczy. Lecz czy na pewno? Gdzieś w głowie krąży jedno pytanie: „Czemu tak jest?” Czemu Wigilia Serdeczności sprawia, że domu bohaterki panuje jeszcze bardziej ponura atmosfera niż przez resztę roku? Czemu zupełna przeciwność tego, co dzieje się wokoło, gości w domu głównej postaci? </text:p>
      <text:p text:style-name="P1"/>
      <text:p text:style-name="P1">Okazuje się, że jedynymi świątecznymi akcentami są życzenia złożone samej sobie w lustrze oraz kartka od rówieśniczki z jednego z obozów lotniczych, która, jak co roku, pozostaje bez odpowiedzi. Rozmyślania nasilają się, chęć poznania odpowiedzi staje się coraz bardziej uciążliwa, w końcu co rodzice głównej bohaterki mogą jej zrobić? Wyrzucą ją z domu? I tak za jakiś czas wyniesie się z niego, najwyżej przyspieszy to cały ten proces. </text:p>
      <text:p text:style-name="P1"/>
      <text:p text:style-name="P1">Tekst jest krótki. Lecz nie jest to żadna ujma, a wręcz zaleta. W tak małej ilości tekstu autorowi – który nawiasem mówiąc ma na swoim koncie co nieco fików – udało się zmieścić tyle klimatu i kontrastu. Z jednej strony mamy ukazaną atmosferę panującą w mieście, a z drugiej oziębłość i chłód w domu protagonistki. Do tego dochodzi obojętność jej rodziców oraz młodzieńczy zapał i chęć poznania odpowiedzi na wspomniane wcześniej pytanie. W tych nieco ponad dwóch tysiącach słów zmieściło się również sporo emocji, co jest zabiegiem trudnym i wymagającym ostrożnego operowania historią. Tutaj trzeba przyznać, że to autorowi zdecydowanie się udało. </text:p>
      <text:p text:style-name="P1"/>
      <text:p text:style-name="P1">Reasumując, to krótkie i klimatyczne opowiadanie świetnie wpasowuje się na okoliczność świąt Bożego Narodzenia i wszystkiego, co dzieje się wtedy wokół nas. Może to tylko ja, może to aktualny okres międzyświąteczny i nadal utrzymująca się atmosfera, ale opowiadanie potrafi wprawić w zadumę. Osobiście polecam ten kawałek tekstu. </text:p>
      <text:p text:style-name="P1"/>
      <text:p text:style-name="P1">Obraz:</text:p>
      <text:p text:style-name="P1"><text:a xlink:type="simple" xlink:href="https://i.ytimg.com/vi/vOCY8lmyw94/maxresdefault.jpg" text:style-name="Internet_20_link" text:visited-style-name="Visited_20_Internet_20_Link"><text:span text:style-name="T1">https://i.ytimg.com/vi/vOCY8lmyw94/maxresdefault.jpg</text:span></text:a></text:p>
      <text:p text:style-name="P1"/>
      <text:p text:style-name="P1">Link do opowiadania:</text:p>
      <text:p text:style-name="P1"><text:a xlink:type="simple" xlink:href="https://mlppolska.pl/topic/15831-dzień-kuca-świąteczny-oneshotslice-of-lifechristmas/" text:style-name="Internet_20_link" text:visited-style-name="Visited_20_Internet_20_Link"><text:span text:style-name="T1">https://mlppolska.pl/topic/15831-dzie%C5%84-kuca-%C5%9Bwi%C4%85teczny-oneshotslice-of-lifechristmas/</text:span></text:a></text:p>
      <text:p text:style-name="P1"/>
      <text:p text:style-name="P1">Recenzent: Bester</text:p>
      <text:p text:style-name="P1">Autor Fika: Fole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7-02-03T18:26:50.315000000</dc:date>
    <meta:editing-duration>P2DT20H54M13S</meta:editing-duration>
    <meta:editing-cycles>1</meta:editing-cycles>
    <meta:document-statistic meta:table-count="0" meta:image-count="0" meta:object-count="0" meta:page-count="1" meta:paragraph-count="11" meta:word-count="392" meta:character-count="2651" meta:non-whitespace-character-count="2263"/>
  </office:meta>
</office:document-meta>
</file>